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T1" style:family="text">
      <style:text-properties officeooo:rsid="001e8411"/>
    </style:style>
    <style:style style:name="T2" style:family="text">
      <style:text-properties officeooo:rsid="00201c83"/>
    </style:style>
    <style:style style:name="T3" style:family="text">
      <style:text-properties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HTTP</text:span>: <text:span text:style-name="T1">Es el de transferencia de datos su puerto seria 80/TCP</text:span></text:p>
      <text:p text:style-name="P1"/>
      <text:p text:style-name="P1"><text:span text:style-name="T3">HTTPS</text:span>: <text:span text:style-name="T1">Destinado a la transferencia segura de datos, su puerto seria 443/TCP</text:span></text:p>
      <text:p text:style-name="P1"/>
      <text:p text:style-name="P1"><text:span text:style-name="T3">FTP</text:span>:<text:span text:style-name="T1">Transferencia de archivos entre sistemas es el usado en la arquitectura Cliente-Servidor, su puerto seria 20/TCP DATA Port y 21/TCP CONTROL Port</text:span></text:p>
      <text:p text:style-name="P1"/>
      <text:p text:style-name="P1"><text:span text:style-name="T3">POP3</text:span>:<text:span text:style-name="T1">Cliente local de correo para obtener los mensajes de los correos electronicos, su puerto seria 110/TCP y 995/TCP (Cifrado)</text:span> </text:p>
      <text:p text:style-name="P1"/>
      <text:p text:style-name="P1"><text:span text:style-name="T3">SMTP</text:span>: <text:span text:style-name="T1">Intercambio de mensajes entre correos electronicos o otros dispositivos, sus puertos son 25/TCP , 587/TCP(Alternativa para clientes de correos) y 465/TCP (SMTPS)</text:span></text:p>
      <text:p text:style-name="P1"/>
      <text:p text:style-name="P1"><text:span text:style-name="T3">DNS</text:span>:<text:span text:style-name="T2">Es la direccion que tenemos para conectarnos a internet o redes privadas,sus puertos son 53/UDP y 53/TCP</text:span></text:p>
      <text:p text:style-name="P1"/>
      <text:p text:style-name="P1"><text:span text:style-name="T3">LDAP</text:span>:<text:span text:style-name="T2">Protocolos para accesos al servicio de directorio del ordenador, su puerto es TCP 389</text:span></text:p>
      <text:p text:style-name="P1">IRC:<text:span text:style-name="T2">Comunicacion en tiempo real en texto,Su puerto es 6667/TCP</text:span></text:p>
      <text:p text:style-name="P1"/>
      <text:p text:style-name="P1"><text:span text:style-name="T3">TELNET</text:span>:<text:span text:style-name="T2">Protocolo para acceder a otras maquinas de manera remota, su puerto es 23/TCP</text:span></text:p>
      <text:p text:style-name="P1"/>
      <text:p text:style-name="P1"><text:span text:style-name="T3">SSH</text:span>:<text:span text:style-name="T2">Nos permite comunciarnos otro sistema de manera segura, su puerto es el 22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9:20:18.740919181</meta:creation-date>
    <dc:date>2018-10-13T19:38:04.315908606</dc:date>
    <meta:editing-duration>PT7M35S</meta:editing-duration>
    <meta:editing-cycles>1</meta:editing-cycles>
    <meta:document-statistic meta:table-count="0" meta:image-count="0" meta:object-count="0" meta:page-count="1" meta:paragraph-count="10" meta:word-count="153" meta:character-count="1001" meta:non-whitespace-character-count="857"/>
    <meta:generator>LibreOffice/6.0.6.2$Linux_X86_64 LibreOffice_project/00m0$Build-2</meta:generator>
  </office:meta>
</office:document-meta>
</file>